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Disco">
      <style:graphic-properties style:writing-mode="lr-tb" loext:decorative="false"/>
      <style:paragraph-properties style:writing-mode="lr-tb"/>
    </style:style>
    <style:style style:name="gr2" style:family="graphic" style:parent-style-name="Particion">
      <style:graphic-properties draw:stroke="none" draw:fill-gradient-name="Submarine" style:writing-mode="lr-tb" loext:decorative="false"/>
      <style:paragraph-properties style:writing-mode="lr-tb"/>
    </style:style>
    <style:style style:name="gr3" style:family="graphic" style:parent-style-name="Particion">
      <style:graphic-properties fo:min-height="0.75cm" fo:min-width="6cm" style:writing-mode="lr-tb" loext:decorative="false"/>
      <style:paragraph-properties style:writing-mode="lr-tb"/>
    </style:style>
    <style:style style:name="gr4" style:family="graphic" style:parent-style-name="Particion">
      <style:graphic-properties fo:min-height="3.75cm" fo:min-width="6cm" style:writing-mode="lr-tb" loext:decorative="false"/>
      <style:paragraph-properties style:writing-mode="lr-tb"/>
    </style:style>
    <style:style style:name="gr5" style:family="graphic" style:parent-style-name="Disco">
      <style:graphic-properties fo:min-height="7cm" fo:min-width="6.5cm" style:writing-mode="lr-tb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gradient-name="Submarine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7cm" svg:height="7.25cm" svg:x="1.75cm" svg:y="1.5cm">
          <text:p>DISCO DO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5cm" svg:height="1cm" svg:x="2cm" svg:y="2.5cm">
          <text:p><text:span text:style-name="T1">MBR</text:span></text:p>
          <text:p>GRUB (fase 1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5cm" svg:height="1cm" svg:x="2cm" svg:y="3.5cm">
          <text:p><text:span text:style-name="T1">/boot</text:span></text:p>
          <text:p text:style-name="P3"><text:span text:style-name="T2">GRUB (fase 2) </text:span>Vmlinuz, initrd 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5cm" svg:height="4cm" svg:x="2cm" svg:y="4.5cm">
          <text:p><text:span text:style-name="T3">Otras particione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cm" svg:height="7.25cm" svg:x="9.25cm" svg:y="1.5cm">
          <text:p>DISCO GP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5cm" svg:height="1cm" svg:x="9.5cm" svg:y="2.5cm">
          <text:p><text:span text:style-name="T1">EFI</text:span></text:p>
          <text:p>Aquí se instala GRUB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5cm" svg:height="1cm" svg:x="9.5cm" svg:y="3.5cm">
          <text:p><text:span text:style-name="T1">/boot</text:span></text:p>
          <text:p>Aquí está Vmlinuz, initr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5cm" svg:height="4cm" svg:x="9.5cm" svg:y="4.5cm">
          <text:p><text:span text:style-name="T3">Otras particion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London_20_Mist" draw:display-name="London Mist" draw:style="linear" draw:start-color="#cccccc" draw:end-color="#666666" draw:start-intensity="100%" draw:end-intensity="100%" draw:angle="30deg" draw:border="0%">
      <loext:gradient-stop svg:offset="0" loext:color-type="rgb" loext:color-value="#cccccc"/>
      <loext:gradient-stop svg:offset="1" loext:color-type="rgb" loext:color-value="#666666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Submarine" draw:style="linear" draw:start-color="#dde8cb" draw:end-color="#b4c7dc" draw:start-intensity="100%" draw:end-intensity="100%" draw:angle="0deg" draw:border="0%">
      <loext:gradient-stop svg:offset="0" loext:color-type="rgb" loext:color-value="#dde8cb"/>
      <loext:gradient-stop svg:offset="1" loext:color-type="rgb" loext:color-value="#b4c7dc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sco" style:family="graphic" style:parent-style-name="standard">
      <style:graphic-properties draw:stroke-dash="Dash_20_Dot_20_1" svg:stroke-width="0.1cm" svg:stroke-color="#000000" draw:marker-start-width="0.35cm" draw:marker-end-width="0.35cm" draw:fill="gradient" draw:fill-gradient-name="London_20_Mist" draw:gradient-step-count="0" draw:textarea-horizontal-align="justify" draw:textarea-vertical-align="top" draw:auto-grow-height="false" fo:min-height="7cm" fo:min-width="6.5cm" draw:shadow="visible"/>
      <style:paragraph-properties fo:text-align="center"/>
    </style:style>
    <style:style style:name="Particion" style:family="graphic" style:parent-style-name="standard">
      <style:graphic-properties draw:stroke-dash="Dash_20_Dot_20_1" svg:stroke-color="#000000" draw:fill="gradient" draw:fill-gradient-name="Submarine" draw:gradient-step-count="0" draw:textarea-horizontal-align="justify" draw:textarea-vertical-align="middle" draw:auto-grow-height="false" fo:min-height="0.75cm" fo:min-width="6cm"/>
      <style:paragraph-properties fo:text-align="center"/>
      <style:text-properties fo:font-size="11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9T13:25:39.219925253</meta:creation-date>
    <dc:date>2025-11-09T18:34:38.214327010</dc:date>
    <meta:editing-duration>PT1H16M22S</meta:editing-duration>
    <meta:editing-cycles>2</meta:editing-cycles>
    <meta:generator>LibreOffice/25.2.3.2$Linux_X86_64 LibreOffice_project/520$Build-2</meta:generator>
    <meta:document-statistic meta:object-count="8"/>
  </office:meta>
</office:document-meta>
</file>